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86pt"/>
    </style:style>
    <style:style style:name="co3" style:family="table-column">
      <style:table-column-properties fo:break-before="auto" style:column-width="78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rtlight</text:p>
          </table:table-cell>
          <table:table-cell office:value-type="string" calcext:value-type="string">
            <text:p>artlight.cornho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ST</text:p>
          </table:table-cell>
          <table:table-cell table:number-columns-repeated="4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number-columns-repeated="2" office:value-type="string" calcext:value-type="string">
            <text:p>3V</text:p>
          </table:table-cell>
          <table:table-cell table:number-columns-repeated="2"/>
          <table:table-cell table:number-columns-repeated="2" office:value-type="string" calcext:value-type="string">
            <text:p>3.3V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2" office:value-type="string" calcext:value-type="string">
            <text:p>NC</text:p>
          </table:table-cell>
          <table:table-cell table:number-columns-repeated="4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2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0/DAC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SWBB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1/DAC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 O</text:p>
          </table:table-cell>
          <table:table-cell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2/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, no pullup/down</text:p>
          </table:table-cell>
          <table:table-cell table:number-columns-repeated="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/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, no pullup/down</text:p>
          </table:table-cell>
          <table:table-cell table:number-columns-repeated="2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4/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, no pullup/down</text:p>
          </table:table-cell>
          <table:table-cell table:number-columns-repeated="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5/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</text:p>
          </table:table-cell>
          <table:table-cell table:number-columns-repeated="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SCK/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SW0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SI/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 O</text:p>
          </table:table-cell>
          <table:table-cell table:number-columns-repeated="2" office:value-type="string" calcext:value-type="string">
            <text:p>VSPI SCLK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SO/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LED0R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X/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LED0G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X/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LED0B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string" calcext:value-type="string">
            <text:p>I O</text:p>
          </table:table-cell>
          <table:table-cell table:number-columns-repeated="2" office:value-type="string" calcext:value-type="string">
            <text:p>I2C SDA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SDA/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 O</text:p>
          </table:table-cell>
          <table:table-cell table:number-columns-repeated="2" office:value-type="string" calcext:value-type="string">
            <text:p>VSPI MOSI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SCL/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 O</text:p>
          </table:table-cell>
          <table:table-cell table:number-columns-repeated="2" office:value-type="string" calcext:value-type="string">
            <text:p>I2C SCL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/A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 O</text:p>
          </table:table-cell>
          <table:table-cell table:number-columns-repeated="2" office:value-type="string" calcext:value-type="string">
            <text:p>HSPI SCLK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/A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 O</text:p>
          </table:table-cell>
          <table:table-cell table:number-columns-repeated="2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/A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SW1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3/A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LED1R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/A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LED1G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/A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LED1B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/A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 O</text:p>
          </table:table-cell>
          <table:table-cell table:number-columns-repeated="2" office:value-type="string" calcext:value-type="string">
            <text:p>HSPI MOSI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number-columns-repeated="2" office:value-type="string" calcext:value-type="string">
            <text:p>USB</text:p>
          </table:table-cell>
          <table:table-cell table:number-columns-repeated="2"/>
          <table:table-cell table:number-columns-repeated="2" office:value-type="string" calcext:value-type="string">
            <text:p>5VUSB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</text:p>
          </table:table-cell>
          <table:table-cell table:number-columns-repeated="4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2" office:value-type="string" calcext:value-type="string">
            <text:p>BA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/00/0000</text:date>, <text:time style:data-style-name="N2" text:time-value="12:40:36.088575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0:22:33.267577732</meta:creation-date>
    <dc:date>2019-02-13T12:45:16.178744274</dc:date>
    <meta:editing-duration>PT2H59M56S</meta:editing-duration>
    <meta:editing-cycles>7</meta:editing-cycles>
    <meta:generator>LibreOffice/6.0.6.2$Linux_X86_64 LibreOffice_project/00$Build-2</meta:generator>
    <meta:document-statistic meta:table-count="1" meta:cell-count="160" meta:object-count="0"/>
  </office:meta>
</office:document-meta>
</file>